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  <table:table-cell office:value-type="string" calcext:value-type="string">
            <text:p>of a 6 by 13 grid of results from min to max, only 24 of them make significant use of this algorithm in “predicting the future state of human memory”.</text:p>
          </table:table-cell>
        </table:table-row>
        <table:table-row table:style-name="ro1">
          <table:table-cell/>
          <table:table-cell office:value-type="string" calcext:value-type="string">
            <text:p>E-factor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13 of them the input and output are literally identical as “quality 4” results in -=0.8+0.8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/>
          <table:table-cell table:style-name="ce3" table:number-columns-repeated="13"/>
          <table:table-cell table:number-columns-repeated="3"/>
          <table:table-cell office:value-type="string" calcext:value-type="string">
            <text:p>3 of the values are not significantly different from P.A. Wozniak’s arbitrary decision to screen out E-factors below 1.3 (which he did because his algorithm didn’t seem to work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formula="of:=IF([.C2]+(0.1-(5-[.A4])*(0.08+(5-[.A4])*0.02))&lt;1.3;1.3;[.C2]+(0.1-(5-[.A4])*(0.08+(5-[.A4])*0.02)))" office:value-type="float" office:value="1.3" calcext:value-type="float">
            <text:p>1.3</text:p>
          </table:table-cell>
          <table:table-cell table:style-name="ce7" table:formula="of:=IF([.D2]+(0.1-(5-[.A4])*(0.08+(5-[.A4])*0.02))&lt;1.3;1.3;[.D2]+(0.1-(5-[.A4])*(0.08+(5-[.A4])*0.02)))" office:value-type="float" office:value="1.3" calcext:value-type="float">
            <text:p>1.3</text:p>
          </table:table-cell>
          <table:table-cell table:style-name="ce4" table:formula="of:=IF([.E2]+(0.1-(5-[.A4])*(0.08+(5-[.A4])*0.02))&lt;1.3;1.3;[.E2]+(0.1-(5-[.A4])*(0.08+(5-[.A4])*0.02)))" office:value-type="float" office:value="1.3" calcext:value-type="float">
            <text:p>1.3</text:p>
          </table:table-cell>
          <table:table-cell table:style-name="ce6" table:formula="of:=IF([.F2]+(0.1-(5-[.A4])*(0.08+(5-[.A4])*0.02))&lt;1.3;1.3;[.F2]+(0.1-(5-[.A4])*(0.08+(5-[.A4])*0.02)))" office:value-type="float" office:value="1.3" calcext:value-type="float">
            <text:p>1.3</text:p>
          </table:table-cell>
          <table:table-cell table:style-name="ce12" table:formula="of:=IF([.G2]+(0.1-(5-[.A4])*(0.08+(5-[.A4])*0.02))&lt;1.3;1.3;[.G2]+(0.1-(5-[.A4])*(0.08+(5-[.A4])*0.02)))" office:value-type="float" office:value="1.3" calcext:value-type="float">
            <text:p>1.3</text:p>
          </table:table-cell>
          <table:table-cell table:style-name="ce12" table:formula="of:=IF([.H2]+(0.1-(5-[.A4])*(0.08+(5-[.A4])*0.02))&lt;1.3;1.3;[.H2]+(0.1-(5-[.A4])*(0.08+(5-[.A4])*0.02)))" office:value-type="float" office:value="1.3" calcext:value-type="float">
            <text:p>1.3</text:p>
          </table:table-cell>
          <table:table-cell table:style-name="ce12" table:formula="of:=IF([.I2]+(0.1-(5-[.A4])*(0.08+(5-[.A4])*0.02))&lt;1.3;1.3;[.I2]+(0.1-(5-[.A4])*(0.08+(5-[.A4])*0.02)))" office:value-type="float" office:value="1.3" calcext:value-type="float">
            <text:p>1.3</text:p>
          </table:table-cell>
          <table:table-cell table:style-name="ce12" table:formula="of:=IF([.J2]+(0.1-(5-[.A4])*(0.08+(5-[.A4])*0.02))&lt;1.3;1.3;[.J2]+(0.1-(5-[.A4])*(0.08+(5-[.A4])*0.02)))" office:value-type="float" office:value="1.3" calcext:value-type="float">
            <text:p>1.3</text:p>
          </table:table-cell>
          <table:table-cell table:style-name="ce16" table:formula="of:=IF([.K2]+(0.1-(5-[.A4])*(0.08+(5-[.A4])*0.02))&lt;1.3;1.3;[.K2]+(0.1-(5-[.A4])*(0.08+(5-[.A4])*0.02)))" office:value-type="float" office:value="1.3" calcext:value-type="float">
            <text:p>1.3</text:p>
          </table:table-cell>
          <table:table-cell table:style-name="ce16" table:formula="of:=[.L2]+(0.1-(5-[.A4])*(0.08+(5-[.A4])*0.02))" office:value-type="float" office:value="1.4" calcext:value-type="float">
            <text:p>1.4</text:p>
          </table:table-cell>
          <table:table-cell table:style-name="ce16" table:formula="of:=[.M2]+(0.1-(5-[.A4])*(0.08+(5-[.A4])*0.02))" office:value-type="float" office:value="1.5" calcext:value-type="float">
            <text:p>1.5</text:p>
          </table:table-cell>
          <table:table-cell table:style-name="ce16" table:formula="of:=[.N2]+(0.1-(5-[.A4])*(0.08+(5-[.A4])*0.02))" office:value-type="float" office:value="1.6" calcext:value-type="float">
            <text:p>1.6</text:p>
          </table:table-cell>
          <table:table-cell table:style-name="ce16" table:formula="of:=[.O2]+(0.1-(5-[.A4])*(0.08+(5-[.A4])*0.02))" office:value-type="float" office:value="1.7" calcext:value-type="float">
            <text:p>1.7</text:p>
          </table:table-cell>
          <table:table-cell/>
          <table:table-cell office:value-type="string" calcext:value-type="string">
            <text:p>it’s -=0.8</text:p>
          </table:table-cell>
          <table:table-cell/>
          <table:table-cell office:value-type="string" calcext:value-type="string">
            <text:p>70% of the time this algorithm isn’t doing anything significantly different than one of two simple math operations: -=1, +=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table:formula="of:=IF([.C2]+(0.1-(5-[.A5])*(0.08+(5-[.A5])*0.02))&lt;1.3;1.3;[.C2]+(0.1-(5-[.A5])*(0.08+(5-[.A5])*0.02)))" office:value-type="float" office:value="1.3" calcext:value-type="float">
            <text:p>1.3</text:p>
          </table:table-cell>
          <table:table-cell table:style-name="ce8" table:formula="of:=IF([.D2]+(0.1-(5-[.A5])*(0.08+(5-[.A5])*0.02))&lt;1.3;1.3;[.D2]+(0.1-(5-[.A5])*(0.08+(5-[.A5])*0.02)))" office:value-type="float" office:value="1.3" calcext:value-type="float">
            <text:p>1.3</text:p>
          </table:table-cell>
          <table:table-cell table:style-name="ce13" table:formula="of:=IF([.E2]+(0.1-(5-[.A5])*(0.08+(5-[.A5])*0.02))&lt;1.3;1.3;[.E2]+(0.1-(5-[.A5])*(0.08+(5-[.A5])*0.02)))" office:value-type="float" office:value="1.3" calcext:value-type="float">
            <text:p>1.3</text:p>
          </table:table-cell>
          <table:table-cell table:style-name="ce12" table:formula="of:=IF([.F2]+(0.1-(5-[.A5])*(0.08+(5-[.A5])*0.02))&lt;1.3;1.3;[.F2]+(0.1-(5-[.A5])*(0.08+(5-[.A5])*0.02)))" office:value-type="float" office:value="1.3" calcext:value-type="float">
            <text:p>1.3</text:p>
          </table:table-cell>
          <table:table-cell table:style-name="ce12" table:formula="of:=IF([.G2]+(0.1-(5-[.A5])*(0.08+(5-[.A5])*0.02))&lt;1.3;1.3;[.G2]+(0.1-(5-[.A5])*(0.08+(5-[.A5])*0.02)))" office:value-type="float" office:value="1.3" calcext:value-type="float">
            <text:p>1.3</text:p>
          </table:table-cell>
          <table:table-cell table:style-name="ce12" table:formula="of:=IF([.H2]+(0.1-(5-[.A5])*(0.08+(5-[.A5])*0.02))&lt;1.3;1.3;[.H2]+(0.1-(5-[.A5])*(0.08+(5-[.A5])*0.02)))" office:value-type="float" office:value="1.3" calcext:value-type="float">
            <text:p>1.3</text:p>
          </table:table-cell>
          <table:table-cell table:style-name="ce17" table:formula="of:=IF([.I2]+(0.1-(5-[.A5])*(0.08+(5-[.A5])*0.02))&lt;1.3;1.3;[.I2]+(0.1-(5-[.A5])*(0.08+(5-[.A5])*0.02)))" office:value-type="float" office:value="1.36" calcext:value-type="float">
            <text:p>1.36</text:p>
          </table:table-cell>
          <table:table-cell table:style-name="ce3" table:formula="of:=IF([.J2]+(0.1-(5-[.A5])*(0.08+(5-[.A5])*0.02))&lt;1.3;1.3;[.J2]+(0.1-(5-[.A5])*(0.08+(5-[.A5])*0.02)))" office:value-type="float" office:value="1.46" calcext:value-type="float">
            <text:p>1.46</text:p>
          </table:table-cell>
          <table:table-cell table:style-name="ce3" table:formula="of:=IF([.K2]+(0.1-(5-[.A5])*(0.08+(5-[.A5])*0.02))&lt;1.3;1.3;[.K2]+(0.1-(5-[.A5])*(0.08+(5-[.A5])*0.02)))" office:value-type="float" office:value="1.56" calcext:value-type="float">
            <text:p>1.56</text:p>
          </table:table-cell>
          <table:table-cell table:style-name="ce3" table:formula="of:=[.L2]+(0.1-(5-[.A5])*(0.08+(5-[.A5])*0.02))" office:value-type="float" office:value="1.66" calcext:value-type="float">
            <text:p>1.66</text:p>
          </table:table-cell>
          <table:table-cell table:style-name="ce3" table:formula="of:=[.M2]+(0.1-(5-[.A5])*(0.08+(5-[.A5])*0.02))" office:value-type="float" office:value="1.76" calcext:value-type="float">
            <text:p>1.76</text:p>
          </table:table-cell>
          <table:table-cell table:style-name="ce3" table:formula="of:=[.N2]+(0.1-(5-[.A5])*(0.08+(5-[.A5])*0.02))" office:value-type="float" office:value="1.86" calcext:value-type="float">
            <text:p>1.86</text:p>
          </table:table-cell>
          <table:table-cell table:style-name="ce3" table:formula="of:=[.O2]+(0.1-(5-[.A5])*(0.08+(5-[.A5])*0.02))" office:value-type="float" office:value="1.96" calcext:value-type="float">
            <text:p>1.96</text:p>
          </table:table-cell>
          <table:table-cell/>
          <table:table-cell office:value-type="string" calcext:value-type="string">
            <text:p>Is +=0.06 significant?</text:p>
          </table:table-cell>
          <table:table-cell/>
          <table:table-cell office:value-type="string" calcext:value-type="string">
            <text:p>And when the algorithm IS doing it’s magic, the resolution is low. Instead of steps of 0.1 like we see for quality 5, we see .26, .14, etc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4" table:formula="of:=IF([.C2]+(0.1-(5-[.A6])*(0.08+(5-[.A6])*0.02))&lt;1.3;1.3;[.C2]+(0.1-(5-[.A6])*(0.08+(5-[.A6])*0.02)))" office:value-type="float" office:value="1.3" calcext:value-type="float">
            <text:p>1.3</text:p>
          </table:table-cell>
          <table:table-cell table:style-name="ce8" table:formula="of:=IF([.D2]+(0.1-(5-[.A6])*(0.08+(5-[.A6])*0.02))&lt;1.3;1.3;[.D2]+(0.1-(5-[.A6])*(0.08+(5-[.A6])*0.02)))" office:value-type="float" office:value="1.3" calcext:value-type="float">
            <text:p>1.3</text:p>
          </table:table-cell>
          <table:table-cell table:style-name="ce13" table:formula="of:=IF([.E2]+(0.1-(5-[.A6])*(0.08+(5-[.A6])*0.02))&lt;1.3;1.3;[.E2]+(0.1-(5-[.A6])*(0.08+(5-[.A6])*0.02)))" office:value-type="float" office:value="1.3" calcext:value-type="float">
            <text:p>1.3</text:p>
          </table:table-cell>
          <table:table-cell table:style-name="ce12" table:formula="of:=IF([.F2]+(0.1-(5-[.A6])*(0.08+(5-[.A6])*0.02))&lt;1.3;1.3;[.F2]+(0.1-(5-[.A6])*(0.08+(5-[.A6])*0.02)))" office:value-type="float" office:value="1.3" calcext:value-type="float">
            <text:p>1.3</text:p>
          </table:table-cell>
          <table:table-cell table:style-name="ce17" table:formula="of:=IF([.G2]+(0.1-(5-[.A6])*(0.08+(5-[.A6])*0.02))&lt;1.3;1.3;[.G2]+(0.1-(5-[.A6])*(0.08+(5-[.A6])*0.02)))" office:value-type="float" office:value="1.38" calcext:value-type="float">
            <text:p>1.38</text:p>
          </table:table-cell>
          <table:table-cell table:style-name="ce3" table:formula="of:=IF([.H2]+(0.1-(5-[.A6])*(0.08+(5-[.A6])*0.02))&lt;1.3;1.3;[.H2]+(0.1-(5-[.A6])*(0.08+(5-[.A6])*0.02)))" office:value-type="float" office:value="1.48" calcext:value-type="float">
            <text:p>1.48</text:p>
          </table:table-cell>
          <table:table-cell table:style-name="ce3" table:formula="of:=IF([.I2]+(0.1-(5-[.A6])*(0.08+(5-[.A6])*0.02))&lt;1.3;1.3;[.I2]+(0.1-(5-[.A6])*(0.08+(5-[.A6])*0.02)))" office:value-type="float" office:value="1.58" calcext:value-type="float">
            <text:p>1.58</text:p>
          </table:table-cell>
          <table:table-cell table:style-name="ce3" table:formula="of:=IF([.J2]+(0.1-(5-[.A6])*(0.08+(5-[.A6])*0.02))&lt;1.3;1.3;[.J2]+(0.1-(5-[.A6])*(0.08+(5-[.A6])*0.02)))" office:value-type="float" office:value="1.68" calcext:value-type="float">
            <text:p>1.68</text:p>
          </table:table-cell>
          <table:table-cell table:style-name="ce3" table:formula="of:=IF([.K2]+(0.1-(5-[.A6])*(0.08+(5-[.A6])*0.02))&lt;1.3;1.3;[.K2]+(0.1-(5-[.A6])*(0.08+(5-[.A6])*0.02)))" office:value-type="float" office:value="1.78" calcext:value-type="float">
            <text:p>1.78</text:p>
          </table:table-cell>
          <table:table-cell table:style-name="ce3" table:formula="of:=[.L2]+(0.1-(5-[.A6])*(0.08+(5-[.A6])*0.02))" office:value-type="float" office:value="1.88" calcext:value-type="float">
            <text:p>1.88</text:p>
          </table:table-cell>
          <table:table-cell table:style-name="ce3" table:formula="of:=[.M2]+(0.1-(5-[.A6])*(0.08+(5-[.A6])*0.02))" office:value-type="float" office:value="1.98" calcext:value-type="float">
            <text:p>1.98</text:p>
          </table:table-cell>
          <table:table-cell table:style-name="ce3" table:formula="of:=[.N2]+(0.1-(5-[.A6])*(0.08+(5-[.A6])*0.02))" office:value-type="float" office:value="2.08" calcext:value-type="float">
            <text:p>2.08</text:p>
          </table:table-cell>
          <table:table-cell table:style-name="ce3" table:formula="of:=[.O2]+(0.1-(5-[.A6])*(0.08+(5-[.A6])*0.02))" office:value-type="float" office:value="2.18" calcext:value-type="float">
            <text:p>2.18</text:p>
          </table:table-cell>
          <table:table-cell table:number-columns-repeated="3"/>
          <table:table-cell office:value-type="string" calcext:value-type="string">
            <text:p>Furthermore, according to Wozniak’s 1998 paper, quality 0-3 should all result in the same behavior regardless of Efactor anyway: immediate review. That’s 66% of the quality scale.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formula="of:=IF([.C2]+(0.1-(5-[.A7])*(0.08+(5-[.A7])*0.02))&lt;1.3;1.3;[.C2]+(0.1-(5-[.A7])*(0.08+(5-[.A7])*0.02)))" office:value-type="float" office:value="1.3" calcext:value-type="float">
            <text:p>1.3</text:p>
          </table:table-cell>
          <table:table-cell table:style-name="ce8" table:formula="of:=IF([.D2]+(0.1-(5-[.A7])*(0.08+(5-[.A7])*0.02))&lt;1.3;1.3;[.D2]+(0.1-(5-[.A7])*(0.08+(5-[.A7])*0.02)))" office:value-type="float" office:value="1.3" calcext:value-type="float">
            <text:p>1.3</text:p>
          </table:table-cell>
          <table:table-cell table:style-name="ce14" table:formula="of:=IF([.E2]+(0.1-(5-[.A7])*(0.08+(5-[.A7])*0.02))&lt;1.3;1.3;[.E2]+(0.1-(5-[.A7])*(0.08+(5-[.A7])*0.02)))" office:value-type="float" office:value="1.36" calcext:value-type="float">
            <text:p>1.36</text:p>
          </table:table-cell>
          <table:table-cell table:style-name="ce3" table:formula="of:=IF([.F2]+(0.1-(5-[.A7])*(0.08+(5-[.A7])*0.02))&lt;1.3;1.3;[.F2]+(0.1-(5-[.A7])*(0.08+(5-[.A7])*0.02)))" office:value-type="float" office:value="1.46" calcext:value-type="float">
            <text:p>1.46</text:p>
          </table:table-cell>
          <table:table-cell table:style-name="ce3" table:formula="of:=IF([.G2]+(0.1-(5-[.A7])*(0.08+(5-[.A7])*0.02))&lt;1.3;1.3;[.G2]+(0.1-(5-[.A7])*(0.08+(5-[.A7])*0.02)))" office:value-type="float" office:value="1.56" calcext:value-type="float">
            <text:p>1.56</text:p>
          </table:table-cell>
          <table:table-cell table:style-name="ce3" table:formula="of:=IF([.H2]+(0.1-(5-[.A7])*(0.08+(5-[.A7])*0.02))&lt;1.3;1.3;[.H2]+(0.1-(5-[.A7])*(0.08+(5-[.A7])*0.02)))" office:value-type="float" office:value="1.66" calcext:value-type="float">
            <text:p>1.66</text:p>
          </table:table-cell>
          <table:table-cell table:style-name="ce3" table:formula="of:=IF([.I2]+(0.1-(5-[.A7])*(0.08+(5-[.A7])*0.02))&lt;1.3;1.3;[.I2]+(0.1-(5-[.A7])*(0.08+(5-[.A7])*0.02)))" office:value-type="float" office:value="1.76" calcext:value-type="float">
            <text:p>1.76</text:p>
          </table:table-cell>
          <table:table-cell table:style-name="ce3" table:formula="of:=IF([.J2]+(0.1-(5-[.A7])*(0.08+(5-[.A7])*0.02))&lt;1.3;1.3;[.J2]+(0.1-(5-[.A7])*(0.08+(5-[.A7])*0.02)))" office:value-type="float" office:value="1.86" calcext:value-type="float">
            <text:p>1.86</text:p>
          </table:table-cell>
          <table:table-cell table:style-name="ce3" table:formula="of:=IF([.K2]+(0.1-(5-[.A7])*(0.08+(5-[.A7])*0.02))&lt;1.3;1.3;[.K2]+(0.1-(5-[.A7])*(0.08+(5-[.A7])*0.02)))" office:value-type="float" office:value="1.96" calcext:value-type="float">
            <text:p>1.96</text:p>
          </table:table-cell>
          <table:table-cell table:style-name="ce3" table:formula="of:=[.L2]+(0.1-(5-[.A7])*(0.08+(5-[.A7])*0.02))" office:value-type="float" office:value="2.06" calcext:value-type="float">
            <text:p>2.06</text:p>
          </table:table-cell>
          <table:table-cell table:style-name="ce3" table:formula="of:=[.M2]+(0.1-(5-[.A7])*(0.08+(5-[.A7])*0.02))" office:value-type="float" office:value="2.16" calcext:value-type="float">
            <text:p>2.16</text:p>
          </table:table-cell>
          <table:table-cell table:style-name="ce3" table:formula="of:=[.N2]+(0.1-(5-[.A7])*(0.08+(5-[.A7])*0.02))" office:value-type="float" office:value="2.26" calcext:value-type="float">
            <text:p>2.26</text:p>
          </table:table-cell>
          <table:table-cell table:style-name="ce3" table:formula="of:=[.O2]+(0.1-(5-[.A7])*(0.08+(5-[.A7])*0.02))" office:value-type="float" office:value="2.36" calcext:value-type="float">
            <text:p>2.36</text:p>
          </table:table-cell>
          <table:table-cell table:number-columns-repeated="3"/>
          <table:table-cell office:value-type="string" calcext:value-type="string">
            <text:p>The zero to 5 range just baffles me. Wozniak says it’s because of the keypad. What keypad lends itself to 0-5??? And when you look at the table it’s clear there isn’t a lot of added value from options 1-3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table:formula="of:=IF([.C2]+(0.1-(5-[.A8])*(0.08+(5-[.A8])*0.02))&lt;1.3;1.3;[.C2]+(0.1-(5-[.A8])*(0.08+(5-[.A8])*0.02)))" office:value-type="float" office:value="1.3" calcext:value-type="float">
            <text:p>1.3</text:p>
          </table:table-cell>
          <table:table-cell table:style-name="ce9" table:formula="of:=IF([.D2]+(0.1-(5-[.A8])*(0.08+(5-[.A8])*0.02))&lt;1.3;1.3;[.D2]+(0.1-(5-[.A8])*(0.08+(5-[.A8])*0.02)))" office:value-type="float" office:value="1.4" calcext:value-type="float">
            <text:p>1.4</text:p>
          </table:table-cell>
          <table:table-cell table:style-name="ce15" table:formula="of:=IF([.E2]+(0.1-(5-[.A8])*(0.08+(5-[.A8])*0.02))&lt;1.3;1.3;[.E2]+(0.1-(5-[.A8])*(0.08+(5-[.A8])*0.02)))" office:value-type="float" office:value="1.5" calcext:value-type="float">
            <text:p>1.5</text:p>
          </table:table-cell>
          <table:table-cell table:style-name="ce11" table:formula="of:=IF([.F2]+(0.1-(5-[.A8])*(0.08+(5-[.A8])*0.02))&lt;1.3;1.3;[.F2]+(0.1-(5-[.A8])*(0.08+(5-[.A8])*0.02)))" office:value-type="float" office:value="1.6" calcext:value-type="float">
            <text:p>1.6</text:p>
          </table:table-cell>
          <table:table-cell table:style-name="ce11" table:formula="of:=IF([.G2]+(0.1-(5-[.A8])*(0.08+(5-[.A8])*0.02))&lt;1.3;1.3;[.G2]+(0.1-(5-[.A8])*(0.08+(5-[.A8])*0.02)))" office:value-type="float" office:value="1.7" calcext:value-type="float">
            <text:p>1.7</text:p>
          </table:table-cell>
          <table:table-cell table:style-name="ce11" table:formula="of:=IF([.H2]+(0.1-(5-[.A8])*(0.08+(5-[.A8])*0.02))&lt;1.3;1.3;[.H2]+(0.1-(5-[.A8])*(0.08+(5-[.A8])*0.02)))" office:value-type="float" office:value="1.8" calcext:value-type="float">
            <text:p>1.8</text:p>
          </table:table-cell>
          <table:table-cell table:style-name="ce11" table:formula="of:=IF([.I2]+(0.1-(5-[.A8])*(0.08+(5-[.A8])*0.02))&lt;1.3;1.3;[.I2]+(0.1-(5-[.A8])*(0.08+(5-[.A8])*0.02)))" office:value-type="float" office:value="1.9" calcext:value-type="float">
            <text:p>1.9</text:p>
          </table:table-cell>
          <table:table-cell table:style-name="ce11" table:formula="of:=IF([.J2]+(0.1-(5-[.A8])*(0.08+(5-[.A8])*0.02))&lt;1.3;1.3;[.J2]+(0.1-(5-[.A8])*(0.08+(5-[.A8])*0.02)))" office:value-type="float" office:value="2" calcext:value-type="float">
            <text:p>2</text:p>
          </table:table-cell>
          <table:table-cell table:style-name="ce11" table:formula="of:=IF([.K2]+(0.1-(5-[.A8])*(0.08+(5-[.A8])*0.02))&lt;1.3;1.3;[.K2]+(0.1-(5-[.A8])*(0.08+(5-[.A8])*0.02)))" office:value-type="float" office:value="2.1" calcext:value-type="float">
            <text:p>2.1</text:p>
          </table:table-cell>
          <table:table-cell table:style-name="ce11" table:formula="of:=[.L2]+(0.1-(5-[.A8])*(0.08+(5-[.A8])*0.02))" office:value-type="float" office:value="2.2" calcext:value-type="float">
            <text:p>2.2</text:p>
          </table:table-cell>
          <table:table-cell table:style-name="ce11" table:formula="of:=[.M2]+(0.1-(5-[.A8])*(0.08+(5-[.A8])*0.02))" office:value-type="float" office:value="2.3" calcext:value-type="float">
            <text:p>2.3</text:p>
          </table:table-cell>
          <table:table-cell table:style-name="ce11" table:formula="of:=[.N2]+(0.1-(5-[.A8])*(0.08+(5-[.A8])*0.02))" office:value-type="float" office:value="2.4" calcext:value-type="float">
            <text:p>2.4</text:p>
          </table:table-cell>
          <table:table-cell table:style-name="ce6" table:formula="of:=[.O2]+(0.1-(5-[.A8])*(0.08+(5-[.A8])*0.02))" office:value-type="float" office:value="2.5" calcext:value-type="float">
            <text:p>2.5</text:p>
          </table:table-cell>
          <table:table-cell/>
          <table:table-cell office:value-type="string" calcext:value-type="string">
            <text:p>it’s -=0</text:p>
          </table:table-cell>
          <table:table-cell/>
          <table:table-cell office:value-type="string" calcext:value-type="string">
            <text:p>While lots of evidence and anecdotes exist that E-factor as part of spaced repetition calculation has value, the data do not support a conclusion that this narrow window where the SM-2 Easiness-Factor algorithm actually does sciency-math-magic instead of a simple +1 or -1 adds anything to it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5" table:formula="of:=IF([.C2]+(0.1-(5-[.A9])*(0.08+(5-[.A9])*0.02))&lt;1.3;1.3;[.C2]+(0.1-(5-[.A9])*(0.08+(5-[.A4])*0.02)))" office:value-type="float" office:value="1.4" calcext:value-type="float">
            <text:p>1.4</text:p>
          </table:table-cell>
          <table:table-cell table:style-name="ce10" table:formula="of:=IF([.D2]+(0.1-(5-[.A9])*(0.08+(5-[.A9])*0.02))&lt;1.3;1.3;[.D2]+(0.1-(5-[.A9])*(0.08+(5-[.A4])*0.02)))" office:value-type="float" office:value="1.5" calcext:value-type="float">
            <text:p>1.5</text:p>
          </table:table-cell>
          <table:table-cell table:style-name="ce5" table:formula="of:=IF([.E2]+(0.1-(5-[.A9])*(0.08+(5-[.A9])*0.02))&lt;1.3;1.3;[.E2]+(0.1-(5-[.A9])*(0.08+(5-[.A4])*0.02)))" office:value-type="float" office:value="1.6" calcext:value-type="float">
            <text:p>1.6</text:p>
          </table:table-cell>
          <table:table-cell table:style-name="ce16" table:formula="of:=IF([.F2]+(0.1-(5-[.A9])*(0.08+(5-[.A9])*0.02))&lt;1.3;1.3;[.F2]+(0.1-(5-[.A9])*(0.08+(5-[.A4])*0.02)))" office:value-type="float" office:value="1.7" calcext:value-type="float">
            <text:p>1.7</text:p>
          </table:table-cell>
          <table:table-cell table:style-name="ce16" table:formula="of:=IF([.G2]+(0.1-(5-[.A9])*(0.08+(5-[.A9])*0.02))&lt;1.3;1.3;[.G2]+(0.1-(5-[.A9])*(0.08+(5-[.A4])*0.02)))" office:value-type="float" office:value="1.8" calcext:value-type="float">
            <text:p>1.8</text:p>
          </table:table-cell>
          <table:table-cell table:style-name="ce16" table:formula="of:=IF([.H2]+(0.1-(5-[.A9])*(0.08+(5-[.A9])*0.02))&lt;1.3;1.3;[.H2]+(0.1-(5-[.A9])*(0.08+(5-[.A4])*0.02)))" office:value-type="float" office:value="1.9" calcext:value-type="float">
            <text:p>1.9</text:p>
          </table:table-cell>
          <table:table-cell table:style-name="ce16" table:formula="of:=IF([.I2]+(0.1-(5-[.A9])*(0.08+(5-[.A9])*0.02))&lt;1.3;1.3;[.I2]+(0.1-(5-[.A9])*(0.08+(5-[.A4])*0.02)))" office:value-type="float" office:value="2" calcext:value-type="float">
            <text:p>2</text:p>
          </table:table-cell>
          <table:table-cell table:style-name="ce16" table:formula="of:=IF([.J2]+(0.1-(5-[.A9])*(0.08+(5-[.A9])*0.02))&lt;1.3;1.3;[.J2]+(0.1-(5-[.A9])*(0.08+(5-[.A4])*0.02)))" office:value-type="float" office:value="2.1" calcext:value-type="float">
            <text:p>2.1</text:p>
          </table:table-cell>
          <table:table-cell table:style-name="ce16" table:formula="of:=IF([.K2]+(0.1-(5-[.A9])*(0.08+(5-[.A9])*0.02))&lt;1.3;1.3;[.K2]+(0.1-(5-[.A9])*(0.08+(5-[.A4])*0.02)))" office:value-type="float" office:value="2.2" calcext:value-type="float">
            <text:p>2.2</text:p>
          </table:table-cell>
          <table:table-cell table:style-name="ce16" table:formula="of:=[.L2]+(0.1-(5-[.A9])*(0.08+(5-[.A9])*0.02))" office:value-type="float" office:value="2.3" calcext:value-type="float">
            <text:p>2.3</text:p>
          </table:table-cell>
          <table:table-cell table:style-name="ce16" table:formula="of:=[.M2]+(0.1-(5-[.A9])*(0.08+(5-[.A9])*0.02))" office:value-type="float" office:value="2.4" calcext:value-type="float">
            <text:p>2.4</text:p>
          </table:table-cell>
          <table:table-cell table:style-name="ce6" table:formula="of:=[.N2]+(0.1-(5-[.A9])*(0.08+(5-[.A9])*0.02))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/>
          <table:table-cell office:value-type="string" calcext:value-type="string">
            <text:p>it’s +=0.1</text:p>
          </table:table-cell>
          <table:table-cell/>
          <table:table-cell office:value-type="string" calcext:value-type="string">
            <text:p>So I wrote something simpler that is both easier to implement, and easier to test what affect the range of “E-factor” or “quality” have on learning.</text:p>
          </table:table-cell>
        </table:table-row>
        <table:table-row table:style-name="ro1">
          <table:table-cell table:number-columns-repeated="2"/>
          <table:table-cell table:style-name="ce3" table:number-columns-repeated="13"/>
          <table:table-cell table:number-columns-repeated="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fficul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In this example, I have renamed “E-factor” to “difficulty” and set it to an integer range of 0-7 which should be more than enough to mirror the performance of the SM-2’s range of 1.3 to 2.5 at an effective resolution of ~0.2</text:p>
          </table:table-cell>
        </table:table-row>
        <table:table-row table:style-name="ro1">
          <table:table-cell office:value-type="string" calcext:value-type="string">
            <text:p>self-rating</text:p>
          </table:table-cell>
          <table:table-cell/>
          <table:table-cell table:style-name="ce3" table:number-columns-repeated="8"/>
          <table:table-cell table:number-columns-repeated="8"/>
          <table:table-cell office:value-type="string" calcext:value-type="string">
            <text:p>Any range starting at 0 is implementable and could be tested for effects on learning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6" table:formula="of:=IF([.C14]+[.A16]&lt;0; 0;IF([.C14]+[.A16]&gt;7;7;[.C14]+[.A16]))" office:value-type="float" office:value="0" calcext:value-type="float">
            <text:p>0</text:p>
          </table:table-cell>
          <table:table-cell table:style-name="ce6" table:formula="of:=IF([.D14]+[.A16]&lt;0; 0;IF([.D14]+[.A16]&gt;7;7;[.D14]+[.A16]))" office:value-type="float" office:value="0" calcext:value-type="float">
            <text:p>0</text:p>
          </table:table-cell>
          <table:table-cell table:style-name="ce3" table:formula="of:=IF([.E14]+[.A16]&lt;0; 0;IF([.E14]+[.A16]&gt;7;7;[.E14]+[.A16]))" office:value-type="float" office:value="1" calcext:value-type="float">
            <text:p>1</text:p>
          </table:table-cell>
          <table:table-cell table:style-name="ce3" table:formula="of:=IF([.F14]+[.A16]&lt;0; 0;IF([.F14]+[.A16]&gt;7;7;[.F14]+[.A16]))" office:value-type="float" office:value="2" calcext:value-type="float">
            <text:p>2</text:p>
          </table:table-cell>
          <table:table-cell table:style-name="ce3" table:formula="of:=IF([.G14]+[.A16]&lt;0; 0;IF([.G14]+[.A16]&gt;7;7;[.G14]+[.A16]))" office:value-type="float" office:value="3" calcext:value-type="float">
            <text:p>3</text:p>
          </table:table-cell>
          <table:table-cell table:style-name="ce3" table:formula="of:=IF([.H14]+[.A16]&lt;0; 0;IF([.H14]+[.A16]&gt;7;7;[.H14]+[.A16]))" office:value-type="float" office:value="4" calcext:value-type="float">
            <text:p>4</text:p>
          </table:table-cell>
          <table:table-cell table:style-name="ce3" table:formula="of:=IF([.I14]+[.A16]&lt;0; 0;IF([.I14]+[.A16]&gt;7;7;[.I14]+[.A16]))" office:value-type="float" office:value="5" calcext:value-type="float">
            <text:p>5</text:p>
          </table:table-cell>
          <table:table-cell table:style-name="ce3" table:formula="of:=IF([.J14]+[.A16]&lt;0; 0;IF([.J14]+[.A16]&gt;7;7;[.J14]+[.A16]))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In this example, I have renamed “quality” to “self-rating” with options (-1, +0 , +1). I postulate that these three options can accomplish everything SM-2 does. Also, I don’t like doing spaced repetition with more than 3 options since it’s a PITA and waste of time to ponder if something was hard or very hard and doesn’t work well on mobile device.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/>
          <table:table-cell table:style-name="ce6" table:formula="of:=IF([.C14]+[.A17]&lt;0; 0;IF([.C14]+[.A17]&gt;7;7;[.C14]+[.A17]))" office:value-type="float" office:value="0" calcext:value-type="float">
            <text:p>0</text:p>
          </table:table-cell>
          <table:table-cell table:style-name="ce11" table:formula="of:=IF([.D14]+[.A17]&lt;0; 0;IF([.D14]+[.A17]&gt;7;7;[.D14]+[.A17]))" office:value-type="float" office:value="1" calcext:value-type="float">
            <text:p>1</text:p>
          </table:table-cell>
          <table:table-cell table:style-name="ce11" table:formula="of:=IF([.E14]+[.A17]&lt;0; 0;IF([.E14]+[.A17]&gt;7;7;[.E14]+[.A17]))" office:value-type="float" office:value="2" calcext:value-type="float">
            <text:p>2</text:p>
          </table:table-cell>
          <table:table-cell table:style-name="ce11" table:formula="of:=IF([.F14]+[.A17]&lt;0; 0;IF([.F14]+[.A17]&gt;7;7;[.F14]+[.A17]))" office:value-type="float" office:value="3" calcext:value-type="float">
            <text:p>3</text:p>
          </table:table-cell>
          <table:table-cell table:style-name="ce11" table:formula="of:=IF([.G14]+[.A17]&lt;0; 0;IF([.G14]+[.A17]&gt;7;7;[.G14]+[.A17]))" office:value-type="float" office:value="4" calcext:value-type="float">
            <text:p>4</text:p>
          </table:table-cell>
          <table:table-cell table:style-name="ce11" table:formula="of:=IF([.H14]+[.A17]&lt;0; 0;IF([.H14]+[.A17]&gt;7;7;[.H14]+[.A17]))" office:value-type="float" office:value="5" calcext:value-type="float">
            <text:p>5</text:p>
          </table:table-cell>
          <table:table-cell table:style-name="ce11" table:formula="of:=IF([.I14]+[.A17]&lt;0; 0;IF([.I14]+[.A17]&gt;7;7;[.I14]+[.A17]))" office:value-type="float" office:value="6" calcext:value-type="float">
            <text:p>6</text:p>
          </table:table-cell>
          <table:table-cell table:style-name="ce6" table:formula="of:=IF([.J14]+[.A17]&lt;0; 0;IF([.J14]+[.A17]&gt;7;7;[.J14]+[.A17]))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But other self-rating values could be easily implemented and tes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formula="of:=IF([.C14]+[.A18]&lt;0; 0;IF([.C14]+[.A18]&gt;7;7;[.C14]+[.A18]))" office:value-type="float" office:value="1" calcext:value-type="float">
            <text:p>1</text:p>
          </table:table-cell>
          <table:table-cell table:style-name="ce3" table:formula="of:=IF([.D14]+[.A18]&lt;0; 0;IF([.D14]+[.A18]&gt;7;7;[.D14]+[.A18]))" office:value-type="float" office:value="2" calcext:value-type="float">
            <text:p>2</text:p>
          </table:table-cell>
          <table:table-cell table:style-name="ce3" table:formula="of:=IF([.E14]+[.A18]&lt;0; 0;IF([.E14]+[.A18]&gt;7;7;[.E14]+[.A18]))" office:value-type="float" office:value="3" calcext:value-type="float">
            <text:p>3</text:p>
          </table:table-cell>
          <table:table-cell table:style-name="ce3" table:formula="of:=IF([.F14]+[.A18]&lt;0; 0;IF([.F14]+[.A18]&gt;7;7;[.F14]+[.A18]))" office:value-type="float" office:value="4" calcext:value-type="float">
            <text:p>4</text:p>
          </table:table-cell>
          <table:table-cell table:style-name="ce3" table:formula="of:=IF([.G14]+[.A18]&lt;0; 0;IF([.G14]+[.A18]&gt;7;7;[.G14]+[.A18]))" office:value-type="float" office:value="5" calcext:value-type="float">
            <text:p>5</text:p>
          </table:table-cell>
          <table:table-cell table:style-name="ce3" table:formula="of:=IF([.H14]+[.A18]&lt;0; 0;IF([.H14]+[.A18]&gt;7;7;[.H14]+[.A18]))" office:value-type="float" office:value="6" calcext:value-type="float">
            <text:p>6</text:p>
          </table:table-cell>
          <table:table-cell table:style-name="ce6" table:formula="of:=IF([.I14]+[.A18]&lt;0; 0;IF([.I14]+[.A18]&gt;7;7;[.I14]+[.A18]))" office:value-type="float" office:value="7" calcext:value-type="float">
            <text:p>7</text:p>
          </table:table-cell>
          <table:table-cell table:style-name="ce6" table:formula="of:=IF([.J14]+[.A18]&lt;0; 0;IF([.J14]+[.A18]&gt;7;7;[.J14]+[.A18]))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Taking a cue from SM-2: self-rating less than 0 should result in immediate review. Where the user can continue to give negative self-ratings, so the software doesn’t have to try and decide if it should be a little negative or a lot negative, it will keep lowering difficulty based on user input until it hits 0.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fficul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In this second example, self-rating of – 2 was added as an option and the resulting table already starts to look a lot like SM-2.</text:p>
          </table:table-cell>
        </table:table-row>
        <table:table-row table:style-name="ro1">
          <table:table-cell office:value-type="string" calcext:value-type="string">
            <text:p>self-rating</text:p>
          </table:table-cell>
          <table:table-cell/>
          <table:table-cell table:style-name="ce3" table:number-columns-repeated="8"/>
          <table:table-cell table:number-columns-repeated="8"/>
          <table:table-cell office:value-type="string" calcext:value-type="string">
            <text:p>It’s just an easier way of doing the same thing that also makes it easier to test if extra self-rating options or extra difficulty resolution yield faster learning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6" table:formula="of:=IF([.C22]+[.A24]&lt;0; 0;IF([.C22]+[.A24]&gt;7;7;[.C22]+[.A24]))" office:value-type="float" office:value="0" calcext:value-type="float">
            <text:p>0</text:p>
          </table:table-cell>
          <table:table-cell table:style-name="ce6" table:formula="of:=IF([.D22]+[.A24]&lt;0; 0;IF([.D22]+[.A24]&gt;7;7;[.D22]+[.A24]))" office:value-type="float" office:value="0" calcext:value-type="float">
            <text:p>0</text:p>
          </table:table-cell>
          <table:table-cell table:style-name="ce6" table:formula="of:=IF([.E22]+[.A24]&lt;0; 0;IF([.E22]+[.A24]&gt;7;7;[.E22]+[.A24]))" office:value-type="float" office:value="0" calcext:value-type="float">
            <text:p>0</text:p>
          </table:table-cell>
          <table:table-cell table:style-name="ce3" table:formula="of:=IF([.F22]+[.A24]&lt;0; 0;IF([.F22]+[.A24]&gt;7;7;[.F22]+[.A24]))" office:value-type="float" office:value="1" calcext:value-type="float">
            <text:p>1</text:p>
          </table:table-cell>
          <table:table-cell table:style-name="ce3" table:formula="of:=IF([.G22]+[.A24]&lt;0; 0;IF([.M23]+[.A24]&gt;7;7;[.G22]+[.A24]))" office:value-type="float" office:value="2" calcext:value-type="float">
            <text:p>2</text:p>
          </table:table-cell>
          <table:table-cell table:style-name="ce3" table:formula="of:=IF([.H22]+[.A24]&lt;0; 0;IF([.H22]+[.A24]&gt;7;7;[.H22]+[.A24]))" office:value-type="float" office:value="3" calcext:value-type="float">
            <text:p>3</text:p>
          </table:table-cell>
          <table:table-cell table:style-name="ce3" table:formula="of:=IF([.I22]+[.A24]&lt;0; 0;IF([.I22]+[.A24]&gt;7;7;[.I22]+[.A24]))" office:value-type="float" office:value="4" calcext:value-type="float">
            <text:p>4</text:p>
          </table:table-cell>
          <table:table-cell table:style-name="ce3" table:formula="of:=IF([.J22]+[.A24]&lt;0; 0;IF([.J22]+[.A24]&gt;7;7;[.J22]+[.A24]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6" table:formula="of:=IF([.C22]+[.A25]&lt;0; 0;IF([.C22]+[.A25]&gt;7;7;[.C22]+[.A25]))" office:value-type="float" office:value="0" calcext:value-type="float">
            <text:p>0</text:p>
          </table:table-cell>
          <table:table-cell table:style-name="ce12" table:formula="of:=IF([.D22]+[.A25]&lt;0; 0;IF([.D22]+[.A25]&gt;7;7;[.D22]+[.A25]))" office:value-type="float" office:value="0" calcext:value-type="float">
            <text:p>0</text:p>
          </table:table-cell>
          <table:table-cell table:style-name="ce3" table:formula="of:=IF([.E22]+[.A25]&lt;0; 0;IF([.E22]+[.A25]&gt;7;7;[.E22]+[.A25]))" office:value-type="float" office:value="1" calcext:value-type="float">
            <text:p>1</text:p>
          </table:table-cell>
          <table:table-cell table:style-name="ce3" table:formula="of:=IF([.F22]+[.A25]&lt;0; 0;IF([.F22]+[.A25]&gt;7;7;[.F22]+[.A25]))" office:value-type="float" office:value="2" calcext:value-type="float">
            <text:p>2</text:p>
          </table:table-cell>
          <table:table-cell table:style-name="ce3" table:formula="of:=IF([.G22]+[.A25]&lt;0; 0;IF([.G22]+[.A25]&gt;7;7;[.G22]+[.A25]))" office:value-type="float" office:value="3" calcext:value-type="float">
            <text:p>3</text:p>
          </table:table-cell>
          <table:table-cell table:style-name="ce3" table:formula="of:=IF([.H22]+[.A25]&lt;0; 0;IF([.H22]+[.A25]&gt;7;7;[.H22]+[.A25]))" office:value-type="float" office:value="4" calcext:value-type="float">
            <text:p>4</text:p>
          </table:table-cell>
          <table:table-cell table:style-name="ce3" table:formula="of:=IF([.I22]+[.A25]&lt;0; 0;IF([.I22]+[.A25]&gt;7;7;[.I22]+[.A25]))" office:value-type="float" office:value="5" calcext:value-type="float">
            <text:p>5</text:p>
          </table:table-cell>
          <table:table-cell table:style-name="ce3" table:formula="of:=IF([.J22]+[.A25]&lt;0; 0;IF([.J22]+[.A25]&gt;7;7;[.J22]+[.A25]))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/>
          <table:table-cell table:style-name="ce6" table:formula="of:=IF([.C22]+[.A26]&lt;0; 0;IF([.C22]+[.A26]&gt;7;7;[.C22]+[.A26]))" office:value-type="float" office:value="0" calcext:value-type="float">
            <text:p>0</text:p>
          </table:table-cell>
          <table:table-cell table:style-name="ce11" table:formula="of:=IF([.D22]+[.A26]&lt;0; 0;IF([.D22]+[.A26]&gt;7;7;[.D22]+[.A26]))" office:value-type="float" office:value="1" calcext:value-type="float">
            <text:p>1</text:p>
          </table:table-cell>
          <table:table-cell table:style-name="ce11" table:formula="of:=IF([.E22]+[.A26]&lt;0; 0;IF([.E22]+[.A26]&gt;7;7;[.E22]+[.A26]))" office:value-type="float" office:value="2" calcext:value-type="float">
            <text:p>2</text:p>
          </table:table-cell>
          <table:table-cell table:style-name="ce11" table:formula="of:=IF([.F22]+[.A26]&lt;0; 0;IF([.F22]+[.A26]&gt;7;7;[.F22]+[.A26]))" office:value-type="float" office:value="3" calcext:value-type="float">
            <text:p>3</text:p>
          </table:table-cell>
          <table:table-cell table:style-name="ce11" table:formula="of:=IF([.G22]+[.A26]&lt;0; 0;IF([.G22]+[.A26]&gt;7;7;[.G22]+[.A26]))" office:value-type="float" office:value="4" calcext:value-type="float">
            <text:p>4</text:p>
          </table:table-cell>
          <table:table-cell table:style-name="ce11" table:formula="of:=IF([.H22]+[.A26]&lt;0; 0;IF([.H22]+[.A26]&gt;7;7;[.H22]+[.A26]))" office:value-type="float" office:value="5" calcext:value-type="float">
            <text:p>5</text:p>
          </table:table-cell>
          <table:table-cell table:style-name="ce11" table:formula="of:=IF([.I22]+[.A26]&lt;0; 0;IF([.I22]+[.A26]&gt;7;7;[.I22]+[.A26]))" office:value-type="float" office:value="6" calcext:value-type="float">
            <text:p>6</text:p>
          </table:table-cell>
          <table:table-cell table:style-name="ce6" table:formula="of:=IF([.J22]+[.A26]&lt;0; 0;IF([.J22]+[.A26]&gt;7;7;[.J22]+[.A26]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formula="of:=IF([.C22]+[.A27]&lt;0; 0;IF([.C22]+[.A27]&gt;7;7;[.C22]+[.A27]))" office:value-type="float" office:value="1" calcext:value-type="float">
            <text:p>1</text:p>
          </table:table-cell>
          <table:table-cell table:style-name="ce3" table:formula="of:=IF([.D22]+[.A27]&lt;0; 0;IF([.D22]+[.A27]&gt;7;7;[.D22]+[.A27]))" office:value-type="float" office:value="2" calcext:value-type="float">
            <text:p>2</text:p>
          </table:table-cell>
          <table:table-cell table:style-name="ce3" table:formula="of:=IF([.E22]+[.A27]&lt;0; 0;IF([.E22]+[.A27]&gt;7;7;[.E22]+[.A27]))" office:value-type="float" office:value="3" calcext:value-type="float">
            <text:p>3</text:p>
          </table:table-cell>
          <table:table-cell table:style-name="ce3" table:formula="of:=IF([.F22]+[.A27]&lt;0; 0;IF([.F22]+[.A27]&gt;7;7;[.F22]+[.A27]))" office:value-type="float" office:value="4" calcext:value-type="float">
            <text:p>4</text:p>
          </table:table-cell>
          <table:table-cell table:style-name="ce3" table:formula="of:=IF([.G22]+[.A27]&lt;0; 0;IF([.G22]+[.A27]&gt;7;7;[.G22]+[.A27]))" office:value-type="float" office:value="5" calcext:value-type="float">
            <text:p>5</text:p>
          </table:table-cell>
          <table:table-cell table:style-name="ce3" table:formula="of:=IF([.H22]+[.A27]&lt;0; 0;IF([.H22]+[.A27]&gt;7;7;[.H22]+[.A27]))" office:value-type="float" office:value="6" calcext:value-type="float">
            <text:p>6</text:p>
          </table:table-cell>
          <table:table-cell table:style-name="ce6" table:formula="of:=IF([.I22]+[.A27]&lt;0; 0;IF([.I22]+[.A27]&gt;7;7;[.I22]+[.A27]))" office:value-type="float" office:value="7" calcext:value-type="float">
            <text:p>7</text:p>
          </table:table-cell>
          <table:table-cell table:style-name="ce6" table:formula="of:=IF([.J22]+[.A27]&lt;0; 0;IF([.J22]+[.A27]&gt;7;7;[.J22]+[.A27]))" office:value-type="float" office:value="7" calcext:value-type="float">
            <text:p>7</text:p>
          </table:table-cell>
          <table:table-cell table:number-columns-repeated="9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office:value-type="string" calcext:value-type="string">
            <text:p>https://super-memory.com/english/ol/sm2.htm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 table:number-columns-spanned="10" table:number-rows-spanned="1">
            <text:p>EF':=EF+(0.1-(5-q)*(0.08+(5-q)*0.02)) </text:p>
          </table:table-cell>
          <table:covered-table-cell table:number-columns-repeated="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21T12:13:02.540000000</meta:creation-date>
    <dc:date>2024-01-21T15:48:39.997000000</dc:date>
    <meta:editing-duration>PT54M21S</meta:editing-duration>
    <meta:editing-cycles>3</meta:editing-cycles>
    <meta:generator>LibreOffice/6.3.4.2$Windows_X86_64 LibreOffice_project/60da17e045e08f1793c57c00ba83cdfce946d0aa</meta:generator>
    <meta:document-statistic meta:table-count="1" meta:cell-count="204" meta:object-count="0"/>
  </office:meta>
</office:document-meta>
</file>